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5fd" officeooo:paragraph-rsid="0016b5fd"/>
    </style:style>
    <style:style style:name="P2" style:family="paragraph" style:parent-style-name="Standard">
      <style:paragraph-properties fo:text-align="center" style:justify-single-word="false"/>
      <style:text-properties officeooo:rsid="0016b5fd" officeooo:paragraph-rsid="0016b5fd"/>
    </style:style>
    <style:style style:name="P3" style:family="paragraph" style:parent-style-name="Standard">
      <style:text-properties officeooo:rsid="0019cd3c" officeooo:paragraph-rsid="0019cd3c"/>
    </style:style>
    <style:style style:name="P4" style:family="paragraph" style:parent-style-name="Standard">
      <style:text-properties officeooo:rsid="0016b5fd" officeooo:paragraph-rsid="0016b5fd"/>
    </style:style>
    <style:style style:name="P5" style:family="paragraph" style:parent-style-name="Standard">
      <style:text-properties officeooo:rsid="001e6a1b" officeooo:paragraph-rsid="001e6a1b"/>
    </style:style>
    <style:style style:name="P6" style:family="paragraph" style:parent-style-name="Standard">
      <style:text-properties officeooo:rsid="001fa8bb" officeooo:paragraph-rsid="001fa8bb"/>
    </style:style>
    <style:style style:name="P7" style:family="paragraph" style:parent-style-name="Standard">
      <style:text-properties officeooo:rsid="001fa8bb" officeooo:paragraph-rsid="00222adb"/>
    </style:style>
    <style:style style:name="P8" style:family="paragraph" style:parent-style-name="Standard">
      <style:text-properties officeooo:rsid="002529a8" officeooo:paragraph-rsid="002529a8"/>
    </style:style>
    <style:style style:name="P9" style:family="paragraph" style:parent-style-name="Standard">
      <style:paragraph-properties fo:text-align="start" style:justify-single-word="false"/>
      <style:text-properties officeooo:rsid="002529a8" officeooo:paragraph-rsid="002529a8"/>
    </style:style>
    <style:style style:name="P10" style:family="paragraph" style:parent-style-name="Standard">
      <style:text-properties officeooo:rsid="0019cd3c" officeooo:paragraph-rsid="001e6a1b"/>
    </style:style>
    <style:style style:name="P11" style:family="paragraph" style:parent-style-name="Standard">
      <style:paragraph-properties fo:text-align="start" style:justify-single-word="false"/>
      <style:text-properties officeooo:rsid="001b2602" officeooo:paragraph-rsid="001b2602"/>
    </style:style>
    <style:style style:name="T1" style:family="text">
      <style:text-properties officeooo:rsid="001b2602"/>
    </style:style>
    <style:style style:name="T2" style:family="text">
      <style:text-properties officeooo:rsid="001e6a1b"/>
    </style:style>
    <style:style style:name="T3" style:family="text">
      <style:text-properties officeooo:rsid="002119fb"/>
    </style:style>
    <style:style style:name="T4" style:family="text">
      <style:text-properties officeooo:rsid="00222adb"/>
    </style:style>
    <style:style style:name="T5" style:family="text">
      <style:text-properties officeooo:rsid="00233690"/>
    </style:style>
    <style:style style:name="T6" style:family="text">
      <style:text-properties officeooo:rsid="002529a8"/>
    </style:style>
    <style:style style:name="T7" style:family="text">
      <style:text-properties officeooo:rsid="00264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tial Report</text:p>
      <text:p text:style-name="P1"/>
      <text:p text:style-name="P1">Team name: <text:span text:style-name="T2">Team64</text:span></text:p>
      <text:p text:style-name="P1">Team members: Martin Klapacz, 03683247</text:p>
      <text:p text:style-name="P1"/>
      <text:p text:style-name="P5">Project decisions:</text:p>
      <text:p text:style-name="P5">The module I’m going to implement is the DHT module. I will use the Rust programming language to implement the network. Rust is modern low-level language that allows you to write memory safe code while still being fast and efficient as C++. It has a steep learning curve but is very well documented which simplifies working with it a lot.</text:p>
      <text:p text:style-name="P6">Naturally, I’ll use the Cargo build system for the project. <text:span text:style-name="T2">My operating system of choice </text:span>is<text:span text:style-name="T2"> Ubuntu 22.04. </text:span>I’ll use gRPC as a communication protocol which allows you to design highly efficient node-to-node communications and protocol buffers that enforce a schema on the <text:span text:style-name="T3">exchanged messages. This will make the network very fast and less error prone. </text:span><text:span text:style-name="T5">I’ll use the MIT license for my project.</text:span></text:p>
      <text:p text:style-name="P5"/>
      <text:p text:style-name="P6">Available Libraries:</text:p>
      <text:p text:style-name="P6">- kv: An simple implementation of a key-value-store.</text:p>
      <text:p text:style-name="P6">- Tokio: A asynchronous runtime that provides functionalities for writing network applications.</text:p>
      <text:p text:style-name="P7">- <text:span text:style-name="T1">Log: Logging facility for Rust</text:span></text:p>
      <text:p text:style-name="P7">- <text:span text:style-name="T4">Tonic: a Rust implementation of gRPC</text:span></text:p>
      <text:p text:style-name="P5"/>
      <text:p text:style-name="P8">Software quality measures: </text:p>
      <text:p text:style-name="P8">I’ll implement extensive unit and integration tests for ensuring correct network functionalities. For performance testing I’ll use Valgrind.</text:p>
      <text:p text:style-name="P10"/>
      <text:p text:style-name="P10"/>
      <text:p text:style-name="P3">Previous programming experience:</text:p>
      <text:p text:style-name="P3"><text:span text:style-name="T6">I’m</text:span> <text:span text:style-name="T6">e</text:span>xperience<text:span text:style-name="T7">d</text:span> in <text:span text:style-name="T6">back-end development</text:span> in Java <text:span text:style-name="T6">and Rust. My back-end frameworks of choice are Java Spring boot and Django. </text:span><text:span text:style-name="T7">I have beginner’s experience in C++.</text:span></text:p>
      <text:p text:style-name="P3"/>
      <text:p text:style-name="P1"/>
      <text:p text:style-name="P11">Planned workload distribution:</text:p>
      <text:p text:style-name="P9">As my team mate did not make it into the project I’ll be working on the project on my own. 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8:03:36.693036005</meta:creation-date>
    <dc:date>2023-05-19T10:55:35.990178115</dc:date>
    <meta:editing-duration>PT37M1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44" meta:character-count="1532" meta:non-whitespace-character-count="1303"/>
  </office:meta>
</office:document-meta>
</file>